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Framework</text:h>
      <text:p text:style-name="Standard"/>
      <text:h text:style-name="Heading_20_2" text:outline-level="2">Overview</text:h>
      <text:p text:style-name="Standard">The framework is developed to be a foundation for non-trivial LAMP applications. In addition to defining how web actions relate to each other, several classes exist to define standard functionality. Database connectivity is a central item, and many classes exist to facilitate database support. One major feature of the framework is that it does not require a database to operate.</text:p>
      <text:p text:style-name="Standard"/>
      <text:p text:style-name="Standard">The general philosophy of the framework is to stay out of the way. Though you are free to use the packages provided by the framework, the amount of coupling to the framework generally rests with the developer.</text:p>
      <text:h text:style-name="Heading_20_2" text:outline-level="2">Goals</text:h>
      <text:p text:style-name="Standard">The framework aims to:</text:p>
      <text:p text:style-name="Standard"/>
      <text:list text:style-name="L1">
        <text:list-item>
          <text:p text:style-name="P2">Be generally light-weight</text:p>
        </text:list-item>
        <text:list-item>
          <text:p text:style-name="P2">Define a standard mechanism for web actions</text:p>
        </text:list-item>
        <text:list-item>
          <text:p text:style-name="P2">Be secure</text:p>
        </text:list-item>
        <text:list-item>
          <text:p text:style-name="P2">Be flexible</text:p>
        </text:list-item>
        <text:list-item>
          <text:p text:style-name="P2">Remove PHP's obsession with the 'include/require' directives</text:p>
        </text:list-item>
        <text:list-item>
          <text:p text:style-name="P2">Stay out of the way</text:p>
        </text:list-item>
      </text:list>
      <text:h text:style-name="Heading_20_2" text:outline-level="2">Setup</text:h>
      <text:p text:style-name="Standard">There are several ways to set up a project using the framework, but it is recommended to develop your application's data using ORM data objects as a data layer, and a layer of services using the ORM objects implementing the local business rules. This approach allows you to take your application out of the framework easily should the need arise. </text:p>
      <text:p text:style-name="Standard"/>
      <text:p text:style-name="Standard">A step by step setup guide is available in the Tutorial 1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2-08T22:57:06</meta:creation-date>
    <dc:date>2008-12-09T18:16:07</dc:date>
    <dc:language>en-US</dc:language>
    <meta:editing-cycles>18</meta:editing-cycles>
    <meta:editing-duration>PT19H19M2S</meta:editing-duration>
    <meta:user-defined meta:name="Info 1"/>
    <meta:user-defined meta:name="Info 2"/>
    <meta:user-defined meta:name="Info 3"/>
    <meta:user-defined meta:name="Info 4"/>
    <meta:document-statistic meta:table-count="0" meta:image-count="0" meta:object-count="0" meta:page-count="1" meta:paragraph-count="15" meta:word-count="208" meta:character-count="1223"/>
  </office:meta>
</office:document-meta>
</file>